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6.86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size="10pt" fo:language="en" fo:country="US" fo:font-weight="bold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name="Liberation Sans" style:font-name-asian="DejaVu Sans" style:font-name-complex="DejaVu Sans"/>
    </style:style>
    <style:style style:name="T4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6" table:formula="of:=TODAY()" office:value-type="date" office:date-value="2011-04-20">
            <text:p>04/20/11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3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4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>If saved CloseEvent &amp;&amp; send buffer is empty &amp;&amp; # outstanding == 0:</text:span></text:p>
            <text:p><text:span text:style-name="T1"><text:s/></text:span><text:span text:style-name="T1">Dispatch saved CloseEvent;</text:span></text:p>
          </table:table-cell>
          <table:table-cell table:number-columns-repeated="4"/>
        </table:table-row>
        <table:table-row table:style-name="ro5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/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1">OR packet has FIN bit set</text:span>):</text:p>
            <text:p><text:s/>Outstanding += 1</text:p>
          </table:table-cell>
          <table:table-cell/>
        </table:table-row>
        <table:table-row table:style-name="ro7">
          <table:table-cell office:value-type="string">
            <text:p>TimerFired</text:p>
          </table:table-cell>
          <table:table-cell/>
          <table:table-cell table:style-name="ce3" office:value-type="string">
            <text:p><text:span text:style-name="T2">if state == TimeWait:</text:span></text:p>
            <text:p><text:span text:style-name="T2"><text:s/>→ </text:span><text:span text:style-name="T2">Closed;</text:span></text:p>
            <text:p><text:span text:style-name="T2"><text:s/></text:span><text:span text:style-name="T2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2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4"/>
        </table:table-row>
        <table:table-row table:style-name="ro8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3"><text:s/></text:span><text:span text:style-name="T3">Create Packet;</text:span></text:p>
            <text:p><text:span text:style-name="T3"><text:s/></text:span><text:span text:style-name="T3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1">If Fin &amp;&amp; state == Established:</text:span></text:p>
            <text:p><text:span text:style-name="T1"><text:s/>→ </text:span><text:span text:style-name="T1">CloseWait;</text:span></text:p>
            <text:p><text:span text:style-name="T1"><text:s/></text:span><text:span text:style-name="T4">Create 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Ack &amp;&amp; state == FinWait1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ACK &amp;&amp; state == LastAck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  <text:p><text:span text:style-name="T4"/></text:p>
            <text:p><text:span text:style-name="T4">If Fin &amp;&amp; state == FinWait1:</text:span></text:p>
            <text:p><text:span text:style-name="T4"><text:s/>→ </text:span><text:span text:style-name="T4">Closing;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ACK &amp;&amp; state == Closing:</text:span></text:p>
            <text:p><text:span text:style-name="T4"><text:s/>→ </text:span><text:span text:style-name="T4">TimeWait;</text:span></text:p>
            <text:p><text:span text:style-name="T4"/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3"><text:s/></text:span><text:span text:style-name="T3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3">if </text:span><text:span text:style-name="T4">outstanding &gt; 0 &amp;&amp; </text:span><text:span text:style-name="T3">ACK &amp;&amp; packet ack number – 1 == last sent sequence number:</text:span></text:p>
            <text:p><text:span text:style-name="T3"><text:s/></text:span><text:span text:style-name="T3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3"><text:s/></text:span><text:span text:style-name="T3">Create Packet;</text:span></text:p>
            <text:p><text:span text:style-name="T3"><text:s/></text:span><text:span text:style-name="T3">Fill in data;</text:span></text:p>
            <text:p><text:span text:style-name="T3"><text:s/></text:span><text:span text:style-name="T3">Outstanding += 1</text:span></text:p>
            <text:p><text:span text:style-name="T3"><text:s/></text:span><text:span text:style-name="T3">[SendPacket]; </text:span></text:p>
            <text:p><text:span text:style-name="T3"><text:s/></text:span><text:span text:style-name="T3">[SendBufferNotFull];</text:span></text:p>
          </table:table-cell>
          <table:table-cell/>
        </table:table-row>
        <table:table-row table:style-name="ro9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4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4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4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4"/>
        </table:table-row>
        <table:table-row table:style-name="ro6">
          <table:table-cell table:style-name="ce2" office:value-type="string">
            <text:p>CloseEvent</text:p>
          </table:table-cell>
          <table:table-cell table:style-name="ce2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2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3" office:value-type="string">
            <text:p>DeleteSocket</text:p>
          </table:table-cell>
          <table:table-cell table:style-name="ce3" office:value-type="string">
            <text:p>Remove socket and context from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>
            <text:p>Assumptions</text:p>
          </table:table-cell>
          <table:table-cell table:style-name="ce3"/>
          <table:table-cell table:style-name="ce4" office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Expected packet (packet I want) means that the incoming sequence number == context's saved ack numb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04/20/2011</text:date>, <text:time>14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20T14:27:03</dc:date>
    <dc:creator>Randy Buck</dc:creator>
    <meta:editing-duration>PT131H00M27S</meta:editing-duration>
    <meta:editing-cycles>109</meta:editing-cycles>
    <meta:generator>OpenOffice.org/3.2$Unix OpenOffice.org_project/320m12$Build-9483</meta:generator>
    <meta:printed-by>Randy Buck</meta:printed-by>
    <meta:print-date>2011-04-20T09:34:12</meta:print-date>
    <meta:document-statistic meta:table-count="3" meta:cell-count="52" meta:object-count="0"/>
  </office:meta>
</office:document-meta>
</file>